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a2be" officeooo:paragraph-rsid="000aa2be"/>
    </style:style>
    <style:style style:name="P2" style:family="paragraph" style:parent-style-name="Standard">
      <style:text-properties officeooo:rsid="000d3326" officeooo:paragraph-rsid="000d3326"/>
    </style:style>
    <style:style style:name="P3" style:family="paragraph" style:parent-style-name="Standard">
      <style:text-properties officeooo:rsid="000d3326" officeooo:paragraph-rsid="00126dc6"/>
    </style:style>
    <style:style style:name="P4" style:family="paragraph" style:parent-style-name="Standard">
      <style:text-properties officeooo:rsid="000e26a3" officeooo:paragraph-rsid="000e26a3"/>
    </style:style>
    <style:style style:name="P5" style:family="paragraph" style:parent-style-name="Standard">
      <style:text-properties officeooo:rsid="000f7e60" officeooo:paragraph-rsid="000f7e60"/>
    </style:style>
    <style:style style:name="P6" style:family="paragraph" style:parent-style-name="Standard">
      <style:text-properties officeooo:rsid="00114a07" officeooo:paragraph-rsid="00114a07"/>
    </style:style>
    <style:style style:name="P7" style:family="paragraph" style:parent-style-name="Standard">
      <style:text-properties fo:color="#0000ff" officeooo:rsid="00114a07" officeooo:paragraph-rsid="00114a07"/>
    </style:style>
    <style:style style:name="P8" style:family="paragraph" style:parent-style-name="Standard">
      <style:text-properties officeooo:rsid="0011ffde" officeooo:paragraph-rsid="0011ffde"/>
    </style:style>
    <style:style style:name="P9" style:family="paragraph" style:parent-style-name="Standard">
      <style:text-properties officeooo:rsid="0011ffde" officeooo:paragraph-rsid="00114a07"/>
    </style:style>
    <style:style style:name="P10" style:family="paragraph" style:parent-style-name="Standard">
      <style:text-properties officeooo:rsid="0011ffde" officeooo:paragraph-rsid="00126dc6"/>
    </style:style>
    <style:style style:name="P11" style:family="paragraph" style:parent-style-name="Standard">
      <style:text-properties officeooo:rsid="0011ffde" officeooo:paragraph-rsid="0012f946"/>
    </style:style>
    <style:style style:name="P12" style:family="paragraph" style:parent-style-name="Standard">
      <style:text-properties officeooo:rsid="001242c0" officeooo:paragraph-rsid="001242c0"/>
    </style:style>
    <style:style style:name="P13" style:family="paragraph" style:parent-style-name="Standard">
      <style:text-properties officeooo:rsid="001242c0" officeooo:paragraph-rsid="00126dc6"/>
    </style:style>
    <style:style style:name="P14" style:family="paragraph" style:parent-style-name="Standard">
      <style:text-properties officeooo:rsid="00126dc6" officeooo:paragraph-rsid="00126dc6"/>
    </style:style>
    <style:style style:name="P15" style:family="paragraph" style:parent-style-name="Standard">
      <style:text-properties officeooo:rsid="0014e05d" officeooo:paragraph-rsid="0014e05d"/>
    </style:style>
    <style:style style:name="P16" style:family="paragraph" style:parent-style-name="Standard">
      <style:text-properties officeooo:rsid="000f7e60" officeooo:paragraph-rsid="000f7e60"/>
    </style:style>
    <style:style style:name="P17" style:family="paragraph" style:parent-style-name="Standard">
      <style:text-properties officeooo:rsid="001242c0" officeooo:paragraph-rsid="00126dc6"/>
    </style:style>
    <style:style style:name="P18" style:family="paragraph" style:parent-style-name="Standard">
      <style:text-properties officeooo:rsid="001242c0" officeooo:paragraph-rsid="00165b54"/>
    </style:style>
    <style:style style:name="P19" style:family="paragraph" style:parent-style-name="Standard">
      <style:text-properties officeooo:rsid="001242c0" officeooo:paragraph-rsid="0019e84f"/>
    </style:style>
    <style:style style:name="P20" style:family="paragraph" style:parent-style-name="Standard">
      <style:text-properties officeooo:rsid="00126dc6" officeooo:paragraph-rsid="00126dc6"/>
    </style:style>
    <style:style style:name="P21" style:family="paragraph" style:parent-style-name="Standard">
      <style:text-properties officeooo:rsid="00126dc6" officeooo:paragraph-rsid="001570e9"/>
    </style:style>
    <style:style style:name="P22" style:family="paragraph" style:parent-style-name="Standard">
      <style:text-properties officeooo:rsid="00126dc6" officeooo:paragraph-rsid="00165b54"/>
    </style:style>
    <style:style style:name="P23" style:family="paragraph" style:parent-style-name="Standard">
      <style:text-properties officeooo:rsid="00126dc6" officeooo:paragraph-rsid="001a2204"/>
    </style:style>
    <style:style style:name="P24" style:family="paragraph" style:parent-style-name="Standard">
      <style:text-properties officeooo:rsid="00165b54" officeooo:paragraph-rsid="00165b54"/>
    </style:style>
    <style:style style:name="P25" style:family="paragraph" style:parent-style-name="Standard">
      <style:text-properties officeooo:rsid="0011ffde" officeooo:paragraph-rsid="00165b54"/>
    </style:style>
    <style:style style:name="P26" style:family="paragraph" style:parent-style-name="Standard">
      <style:text-properties officeooo:rsid="0014e05d" officeooo:paragraph-rsid="00165b54"/>
    </style:style>
    <style:style style:name="P27" style:family="paragraph" style:parent-style-name="Standard">
      <style:text-properties officeooo:rsid="000d3326" officeooo:paragraph-rsid="00165b54"/>
    </style:style>
    <style:style style:name="P28" style:family="paragraph" style:parent-style-name="Standard">
      <style:text-properties officeooo:rsid="00114a07" officeooo:paragraph-rsid="00114a07"/>
    </style:style>
    <style:style style:name="P29" style:family="paragraph" style:parent-style-name="Standard">
      <style:text-properties officeooo:rsid="00114a07" officeooo:paragraph-rsid="00165b54"/>
    </style:style>
    <style:style style:name="T1" style:family="text">
      <style:text-properties officeooo:rsid="000f7e60"/>
    </style:style>
    <style:style style:name="T2" style:family="text">
      <style:text-properties officeooo:rsid="00114a07"/>
    </style:style>
    <style:style style:name="T3" style:family="text">
      <style:text-properties officeooo:rsid="001242c0"/>
    </style:style>
    <style:style style:name="T4" style:family="text">
      <style:text-properties officeooo:rsid="0012f946"/>
    </style:style>
    <style:style style:name="T5" style:family="text">
      <style:text-properties officeooo:rsid="00130b2b"/>
    </style:style>
    <style:style style:name="T6" style:family="text">
      <style:text-properties officeooo:rsid="0014e05d"/>
    </style:style>
    <style:style style:name="T7" style:family="text">
      <style:text-properties officeooo:rsid="001570e9"/>
    </style:style>
    <style:style style:name="T8" style:family="text">
      <style:text-properties officeooo:rsid="00165b54"/>
    </style:style>
    <style:style style:name="T9" style:family="text">
      <style:text-properties officeooo:rsid="0016d3bd"/>
    </style:style>
    <style:style style:name="T10" style:family="text">
      <style:text-properties officeooo:rsid="0019e42a"/>
    </style:style>
    <style:style style:name="T11" style:family="text">
      <style:text-properties officeooo:rsid="0019e84f"/>
    </style:style>
    <style:style style:name="T12" style:family="text">
      <style:text-properties officeooo:rsid="001a2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PRINT 1:</text:p>
      <text:p text:style-name="P1"/>
      <text:p text:style-name="P1">Planeación: </text:p>
      <text:p text:style-name="P2"/>
      <text:p text:style-name="P2"><text:span text:style-name="T1">Sprint 1</text:span>: </text:p>
      <text:p text:style-name="P2"/>
      <text:p text:style-name="P2">Planeación de los tres días</text:p>
      <text:p text:style-name="P4">Asignación de roles</text:p>
      <text:p text:style-name="P4">Asignación de tareas</text:p>
      <text:p text:style-name="P6">Asignación de horas</text:p>
      <text:p text:style-name="P5">29-Historias de Usuario</text:p>
      <text:p text:style-name="P5">81:Checklists</text:p>
      <text:p text:style-name="P2"/>
      <text:p text:style-name="P2"><text:span text:style-name="T1">Sprint</text:span> 2: </text:p>
      <text:p text:style-name="P5">TRABAJO</text:p>
      <text:p text:style-name="P5"><text:tab/>27 tareas</text:p>
      <text:p text:style-name="P5"><text:tab/><text:tab/>-Maquetación/-Usar sin internet</text:p>
      <text:p text:style-name="P5">REUNIÓN DE DAYLY</text:p>
      <text:p text:style-name="P2"/>
      <text:p text:style-name="P2"/>
      <text:p text:style-name="P8">Tareas:</text:p>
      <text:p text:style-name="P8"/>
      <text:p text:style-name="P8">Maquetación (5 Horas)<text:tab/>Base de datos(48 Horas)<text:tab/><text:span text:style-name="T3">Login de usuario(8 Horas)</text:span></text:p>
      <text:p text:style-name="P8">1) NETHO<text:tab/><text:tab/><text:tab/>1)JORGE<text:tab/><text:tab/><text:tab/><text:span text:style-name="T3">1)JORGE</text:span></text:p>
      <text:p text:style-name="P8">2)NETHO<text:tab/><text:tab/><text:tab/>2)<text:span text:style-name="T3">JORGE<text:tab/><text:tab/><text:tab/>2)JORGE</text:span></text:p>
      <text:p text:style-name="P8">3)ILEAN<text:tab/><text:tab/><text:tab/><text:span text:style-name="T3">3)JORGE</text:span></text:p>
      <text:p text:style-name="P8">4)DENN</text:p>
      <text:p text:style-name="P8">5)ILEAN</text:p>
      <text:p text:style-name="P2"/>
      <text:p text:style-name="P12">Botones con sonido<text:tab/><text:tab/>Tener colores (13 Horas)<text:tab/>Tener niveles(100 horas)</text:p>
      <text:p text:style-name="P12">y vibración (8 Horas)<text:tab/><text:tab/>1)ILEAN<text:tab/><text:tab/><text:tab/>1)KARI</text:p>
      <text:p text:style-name="P12">1)JESS<text:tab/><text:tab/><text:tab/><text:tab/>2)ILEAN<text:tab/><text:tab/><text:tab/>2)KARI</text:p>
      <text:p text:style-name="P2"/>
      <text:p text:style-name="P14">Acumulación de monedas<text:tab/>Precios visibles (8 Horas)<text:tab/>Pausar el juego (8 Horas)</text:p>
      <text:p text:style-name="P14">dentro del juego (20 Horas)<text:tab/>1)DENN<text:tab/><text:tab/><text:tab/>1)KARI</text:p>
      <text:p text:style-name="P14">1)JESS<text:tab/><text:tab/><text:tab/><text:tab/>2)DENN<text:tab/><text:tab/><text:tab/>2)KARI</text:p>
      <text:p text:style-name="P14">2)JESS<text:tab/><text:tab/><text:tab/><text:tab/>3)DENN</text:p>
      <text:p text:style-name="P14">3)JESS</text:p>
      <text:p text:style-name="P14">4)JESS</text:p>
      <text:p text:style-name="P2"/>
      <text:p text:style-name="P14">Guardar puntaje (13 horas)</text:p>
      <text:p text:style-name="P14">1)NETH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Sprint</text:span> 3:</text:p>
      <text:p text:style-name="P5">TRABAJO</text:p>
      <text:p text:style-name="P5"><text:tab/>27 tareas</text:p>
      <text:p text:style-name="P5"><text:tab/><text:tab/>-Jugar niveles anteriores/-Diferentes idiomas(Portugués)</text:p>
      <text:p text:style-name="P5"><text:span text:style-name="T2">REUNIÓN</text:span> DE DAYLY</text:p>
      <text:p text:style-name="P5"/>
      <text:p text:style-name="P5"/>
      <text:p text:style-name="P11"><text:span text:style-name="T4">Niveles anteriores</text:span> (<text:span text:style-name="T4">13</text:span>Horas)<text:tab/><text:span text:style-name="T4">Publicidad emergente</text:span>(<text:span text:style-name="T4">13</text:span> Horas)<text:tab/><text:span text:style-name="T4">Créditos por publicidad(8 Horas)</text:span></text:p>
      <text:p text:style-name="P10">1) <text:span text:style-name="T4">KARI</text:span><text:tab/><text:tab/><text:tab/>1)JORGE<text:tab/><text:tab/><text:tab/><text:tab/><text:span text:style-name="T3">1)JESS</text:span></text:p>
      <text:p text:style-name="P10">2)<text:span text:style-name="T4">KARI</text:span><text:tab/><text:tab/><text:tab/><text:span text:style-name="T3"><text:tab/><text:tab/><text:tab/><text:tab/><text:tab/>2)JESS</text:span></text:p>
      <text:p text:style-name="P10">3)<text:span text:style-name="T4">KARI</text:span><text:tab/><text:tab/><text:tab/><text:tab/><text:tab/><text:tab/><text:tab/><text:tab/><text:span text:style-name="T4">3)JESS</text:span></text:p>
      <text:p text:style-name="P10">4)DENN</text:p>
      <text:p text:style-name="P10">5)<text:span text:style-name="T4">DENN</text:span></text:p>
      <text:p text:style-name="P13"/>
      <text:p text:style-name="P13"><text:span text:style-name="T5">Registro a nivel mundial</text:span><text:tab/><text:tab/><text:span text:style-name="T7">Competir online </text:span>(13 Horas)<text:tab/><text:span text:style-name="T7">Compras dentro de la app</text:span>(100 horas)</text:p>
      <text:p text:style-name="P13"><text:span text:style-name="T6">de logros (40</text:span> Horas)<text:tab/><text:tab/><text:tab/>1)ILEAN<text:tab/><text:tab/><text:tab/>1)<text:span text:style-name="T7">NETHO</text:span></text:p>
      <text:p text:style-name="P13">1)<text:span text:style-name="T6">NETHO</text:span><text:tab/><text:tab/><text:tab/><text:tab/><text:tab/><text:tab/><text:tab/><text:tab/>2)<text:span text:style-name="T7">NETHO</text:span></text:p>
      <text:p text:style-name="P15">2)DENN<text:tab/><text:tab/><text:tab/><text:tab/><text:tab/><text:tab/><text:tab/><text:tab/><text:span text:style-name="T7">3)NETHO</text:span></text:p>
      <text:p text:style-name="P14"><text:tab/><text:tab/><text:tab/><text:tab/><text:tab/><text:tab/><text:tab/><text:tab/><text:tab/><text:span text:style-name="T7">4)JESS</text:span></text:p>
      <text:p text:style-name="P14"><text:tab/><text:tab/><text:tab/><text:tab/><text:tab/><text:tab/><text:tab/><text:tab/><text:tab/><text:span text:style-name="T7">5)ILEAN</text:span></text:p>
      <text:p text:style-name="P14"/>
      <text:p text:style-name="P21"><text:span text:style-name="T7">Compras digital </text:span>(<text:span text:style-name="T8">4</text:span>0 Horas)<text:tab/><text:tab/><text:span text:style-name="T7">Compras efectivo</text:span> (<text:span text:style-name="T8">40 </text:span>Horas)<text:tab/><text:span text:style-name="T8">Promociones semanales</text:span> (<text:span text:style-name="T8">20</text:span> Horas)</text:p>
      <text:p text:style-name="P21"><text:span text:style-name="T7">1)DENN</text:span><text:tab/><text:tab/><text:tab/><text:tab/>1)<text:span text:style-name="T7">KARI</text:span><text:tab/><text:tab/><text:tab/>1)<text:span text:style-name="T8">JORGE</text:span></text:p>
      <text:p text:style-name="P21"><text:tab/><text:tab/><text:tab/><text:tab/><text:tab/>2)<text:span text:style-name="T7">KARI</text:span><text:tab/><text:tab/><text:tab/>2<text:span text:style-name="T8">)JORGE</text:span></text:p>
      <text:p text:style-name="P14"><text:tab/><text:tab/><text:tab/><text:tab/><text:tab/><text:tab/><text:tab/><text:tab/><text:tab/><text:span text:style-name="T8">3)JORGE</text:span><text:tab/><text:tab/><text:tab/><text:tab/><text:tab/></text:p>
      <text:p text:style-name="P14"/>
      <text:p text:style-name="P14"/>
      <text:p text:style-name="P3"/>
      <text:p text:style-name="P14"><text:span text:style-name="T8">Tener recibo</text:span> (<text:span text:style-name="T8">20</text:span> horas)<text:tab/><text:tab/><text:span text:style-name="T8">Diferentes idiomas (100 Horas)</text:span></text:p>
      <text:p text:style-name="P14">1)<text:span text:style-name="T8">ILEAN<text:tab/><text:tab/><text:tab/><text:tab/>1)DENN</text:span></text:p>
      <text:p text:style-name="P24">2)ILEAN</text:p>
      <text:p text:style-name="P24">3)ILEAN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print 4:</text:p>
      <text:p text:style-name="P5">TRABAJO</text:p>
      <text:p text:style-name="P5"><text:tab/>27 tareas</text:p>
      <text:p text:style-name="P5"><text:tab/><text:tab/><text:span text:style-name="T2">-Diferentes idiomas(Francés)/-Control capital</text:span></text:p>
      <text:p text:style-name="P6">REUNIÓN DE DAYLY</text:p>
      <text:p text:style-name="P6"/>
      <text:p text:style-name="P6"/>
      <text:p text:style-name="P24">Tareas:</text:p>
      <text:p text:style-name="P24"/>
      <text:p text:style-name="P25"><text:span text:style-name="T9">Diferentes idiomas</text:span> (<text:span text:style-name="T4">100 </text:span>Horas)<text:tab/><text:span text:style-name="T9">Código privado</text:span>(<text:span text:style-name="T12">40</text:span> Horas)<text:tab/><text:span text:style-name="T10">Buena documentación(40 Horas)</text:span></text:p>
      <text:p text:style-name="P25">1) <text:span text:style-name="T9">DENN</text:span><text:tab/><text:tab/><text:tab/><text:tab/>1)JORGE<text:tab/><text:tab/><text:tab/><text:span text:style-name="T3">1)JESS</text:span></text:p>
      <text:p text:style-name="P25">2)<text:span text:style-name="T9">DENN</text:span><text:tab/><text:tab/><text:tab/><text:span text:style-name="T3"><text:tab/>2)JORGE<text:tab/><text:tab/><text:tab/>2)JESS</text:span></text:p>
      <text:p text:style-name="P25">3)<text:span text:style-name="T9">JORGE</text:span><text:tab/><text:tab/><text:tab/><text:tab/><text:tab/><text:tab/><text:tab/><text:tab/><text:span text:style-name="T4">3)JESS</text:span></text:p>
      <text:p text:style-name="P25"><text:tab/><text:tab/><text:tab/><text:tab/><text:tab/><text:tab/><text:tab/><text:tab/><text:tab/><text:span text:style-name="T10">4)JESS</text:span></text:p>
      <text:p text:style-name="P18"><text:tab/><text:tab/><text:tab/><text:tab/><text:tab/><text:tab/><text:tab/><text:tab/><text:tab/><text:span text:style-name="T10">5)JESS</text:span></text:p>
      <text:p text:style-name="P18"/>
      <text:p text:style-name="P18"><text:span text:style-name="T11">Estandares de seguridad</text:span><text:tab/><text:tab/><text:span text:style-name="T11">Estadisticas PerfilUsuario </text:span><text:tab/><text:span text:style-name="T12">Bitacoras semanales</text:span>(<text:span text:style-name="T12">4</text:span>0 horas)</text:p>
      <text:p text:style-name="P19"><text:span text:style-name="T6"><text:s/>(40</text:span> Horas)<text:tab/><text:tab/><text:tab/><text:tab/>(<text:span text:style-name="T12">20</text:span> Horas)<text:tab/><text:tab/><text:tab/>1)<text:span text:style-name="T12">ILEAN</text:span></text:p>
      <text:p text:style-name="P18">1)<text:span text:style-name="T12">DENN</text:span><text:tab/><text:tab/><text:tab/><text:tab/><text:span text:style-name="T12">1)ILEAN</text:span><text:tab/><text:tab/><text:tab/>2)<text:span text:style-name="T12">ILEAN</text:span></text:p>
      <text:p text:style-name="P26">2)DENN<text:tab/><text:tab/><text:tab/><text:tab/><text:span text:style-name="T12">2)ILEAN</text:span><text:tab/><text:tab/><text:tab/><text:span text:style-name="T7">3)KARI</text:span></text:p>
      <text:p text:style-name="P22"><text:tab/><text:tab/><text:tab/><text:tab/><text:tab/><text:tab/><text:tab/><text:tab/><text:tab/><text:span text:style-name="T7">4)KARI</text:span></text:p>
      <text:p text:style-name="P22"><text:tab/><text:tab/><text:tab/><text:tab/><text:tab/><text:tab/><text:tab/><text:tab/><text:tab/></text:p>
      <text:p text:style-name="P22"/>
      <text:p text:style-name="P22"><text:span text:style-name="T7">Control de descarga </text:span>(<text:span text:style-name="T12">2</text:span>0 Horas)<text:tab/><text:span text:style-name="T7">Control capital</text:span> (<text:span text:style-name="T8">20</text:span> Horas)</text:p>
      <text:p text:style-name="P22"><text:span text:style-name="T7">1)KARI</text:span><text:tab/><text:tab/><text:tab/><text:tab/>1)<text:span text:style-name="T12">NETHO</text:span></text:p>
      <text:p text:style-name="P22"><text:span text:style-name="T12">2)KARI</text:span><text:tab/><text:tab/><text:tab/><text:tab/>2<text:span text:style-name="T8">)NETHO</text:span></text:p>
      <text:p text:style-name="P23"><text:tab/><text:tab/><text:tab/><text:tab/><text:tab/><text:span text:style-name="T8">3)NETHO</text:span></text:p>
      <text:p text:style-name="P23"><text:tab/><text:tab/><text:tab/><text:tab/><text:tab/><text:span text:style-name="T12">4)NETHO</text:span></text:p>
      <text:p text:style-name="P23"><text:tab/><text:tab/><text:tab/><text:tab/><text:tab/><text:span text:style-name="T12">5)JORGE</text:span><text:tab/><text:tab/><text:tab/><text:tab/><text:tab/></text:p>
      <text:p text:style-name="P22"/>
      <text:p text:style-name="P22"/>
      <text:p text:style-name="P27"/>
      <text:p text:style-name="P2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3:03:03.176080976</meta:creation-date>
    <dc:date>2019-05-08T21:54:18.507675512</dc:date>
    <meta:editing-duration>PT15M5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81" meta:word-count="264" meta:character-count="2055" meta:non-whitespace-character-count="1646"/>
  </office:meta>
</office:document-meta>
</file>